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97.0mm" fo:page-width="21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path svg:d="M 15759.068 12058.231 C 15290.532 12749.682 13554.965 10597.178 12702.701 11043.284 C 11850.4375 11489.391 13119.7295 15376.984 12237.554 15625.283 C 11355.378 15873.583 11090.019 12937.636 10159.822 12930.917 C 9229.626 12924.199 9040.211 15965.214 8115.5645 15888.019 C 7190.918 15810.821 8110.256 12357.519 7301.0366 11987.322 C 6491.818 11617.126 3904.6023 14171.237 3132.8987 13719.749 C 2361.1948 13268.262 5469.205 10883.357 4826.4746 10248.394 C 4183.744 9613.43 1628.6057 11524.033 1149.9824 10825.846 C 671.35913 10127.658 3346.6301 9713.743 3234.063 8936.173 C 3121.496 8158.602 -191.10406 7300.024 8.68428 6510.661 C 208.47197 5721.299 3284.3262 6906.11 3652.4766 6135.6343 C 4020.6262 5365.159 1766.81 3225.2812 2374.8953 2604.833 C 2982.981 1984.385 4393.089 4997.3286 5204.153 4535.696 C 6015.2173 4074.0625 3948.4482 1043.5104 4802.295 661.7091 C 5656.1416 279.9076 7494.358 3839.8054 8504.731 3776.6301 C 9515.1045 3713.4548 9684.382 -209.378 10646.689 8.771189 C 11608.997 226.92038 10670.834 3863.4246 11551.09 4132.945 C 12431.347 4402.4653 13323.962 899.8314 14177.375 1331.1058 C 15030.788 1762.3802 13134.157 3974.9268 13643.905 4673.6997 C 14153.653 5372.4727 16370.359 4206.258 16824.729 4872.6177 C 17279.098 5538.978 14600.406 6225.442 14770.433 7004.3613 C 14940.46 7783.281 18082.719 8314.705 17898.17 9068.318 C 17713.621 9821.932 15294.636 9481.833 15070.2705 10256.516 C 14845.905 11031.198 16227.6045 11366.781 15759.068 12058.231 z" svg:height="158.89465mm" draw:style-name="style-2" draw:transform="skewX(-0.2528345516007325) translate(-12.54895mm,46.534103mm)" svg:viewBox="0.0 0.0 17905.988 15889.465" svg:width="179.05988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97.0mm" fo:page-width="21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